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auto-grow-height="false" fo:min-height="1.651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false" fo:min-height="1.02cm"/>
    </style:style>
    <style:style style:name="gr10" style:family="graphic" style:parent-style-name="standard">
      <style:graphic-properties draw:stroke="dash" draw:stroke-dash="Ultrafine_20_Dashed" svg:stroke-color="#000000" draw:fill="none" draw:fill-color="#ffffff" draw:auto-grow-height="false" fo:min-height="1.9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style:text-position="0% 100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10" style:family="text">
      <style:text-properties style:text-position="sub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11" style:family="text">
      <style:text-properties style:text-position="super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12" style:family="text">
      <style:text-properties style:text-position="super 58%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3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16" style:family="text">
      <style:text-properties style:text-position="super 58%" fo:font-family="StarSymbol" style:font-style-name="Regular" style:font-pitch="variable" style:font-charset="x-symbol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17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4" style:family="text">
      <style:text-properties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25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6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8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0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1" style:family="text">
      <style:text-properties fo:color="#ff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32" style:family="text">
      <style:text-properties fo:color="#000000" style:text-position="0% 100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33" style:family="text">
      <style:text-properties fo:color="#000000" style:text-position="sub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34" style:family="text">
      <style:text-properties fo:color="#000000" style:text-position="super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35" style:family="text">
      <style:text-properties fo:color="#000000" style:text-position="super 58%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37" style:family="text">
      <style:text-properties fo:color="#808080" fo:font-family="'Trebuchet MS'" style:font-family-generic="swiss" style:font-pitch="variable" fo:font-size="15pt" style:font-size-asian="15pt" style:font-size-complex="15pt"/>
    </style:style>
    <style:style style:name="T38" style:family="text">
      <style:text-properties fo:color="#808080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39" style:family="text">
      <style:text-properties fo:color="#808080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0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1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2" style:family="text">
      <style:text-properties fo:color="#000000" style:text-position="super 58%" fo:font-family="StarSymbol" style:font-style-name="Regular" style:font-pitch="variable" style:font-charset="x-symbol" fo:font-size="12pt" fo:font-style="normal" style:font-family-asian="StarBats" style:font-style-name-asian="Regular" style:font-pitch-asian="variable" style:font-charset-asian="x-symbol" style:font-size-asian="12pt" style:font-style-asian="normal" style:font-weight-asian="normal" style:font-family-complex="StarBats" style:font-style-name-complex="Regular" style:font-pitch-complex="variable" style:font-charset-complex="x-symbol" style:font-size-complex="12pt" style:font-style-complex="normal"/>
    </style:style>
    <style:style style:name="T43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4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5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6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7" style:family="text">
      <style:text-properties fo:color="#ff0000" style:text-position="super 58%" fo:font-family="StarSymbol" style:font-style-name="Regular" style:font-pitch="variable" style:font-charset="x-symbol" fo:font-size="12pt" fo:font-style="normal" style:font-family-asian="StarBats" style:font-style-name-asian="Regular" style:font-pitch-asian="variable" style:font-charset-asian="x-symbol" style:font-size-asian="12pt" style:font-style-asian="normal" style:font-weight-asian="normal" style:font-family-complex="StarBats" style:font-style-name-complex="Regular" style:font-pitch-complex="variable" style:font-charset-complex="x-symbol" style:font-size-complex="12pt" style:font-style-complex="normal"/>
    </style:style>
    <style:style style:name="T48" style:family="text">
      <style:text-properties fo:color="#00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9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0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color="#000000" style:text-position="0% 100%" fo:font-family="'Trebuchet MS'" style:font-family-generic="swiss" style:font-pitch="variable" fo:font-size="12pt" fo:font-style="italic" style:font-family-asian="StarBats" style:font-style-name-asian="Regular" style:font-pitch-asian="variable" style:font-charset-asian="x-symbol" style:font-size-asian="12pt" style:font-style-asian="italic" style:font-weight-asian="normal" style:font-family-complex="StarBats" style:font-style-name-complex="Regular" style:font-pitch-complex="variable" style:font-charset-complex="x-symbol" style:font-size-complex="12pt" style:font-style-complex="italic"/>
    </style:style>
    <style:style style:name="T52" style:family="text">
      <style:text-properties fo:color="#000000" style:text-position="sub 58%" fo:font-family="'Trebuchet MS'" style:font-family-generic="swiss" style:font-pitch="variable" fo:font-size="12pt" fo:font-style="italic" style:font-family-asian="StarBats" style:font-style-name-asian="Regular" style:font-pitch-asian="variable" style:font-charset-asian="x-symbol" style:font-size-asian="12pt" style:font-style-asian="italic" style:font-weight-asian="normal" style:font-family-complex="StarBats" style:font-style-name-complex="Regular" style:font-pitch-complex="variable" style:font-charset-complex="x-symbol" style:font-size-complex="12pt" style:font-style-complex="italic"/>
    </style:style>
    <style:style style:name="T53" style:family="text">
      <style:text-properties fo:color="#000000" style:text-position="super 58%" fo:font-family="'Trebuchet MS'" style:font-family-generic="swiss" style:font-pitch="variable" fo:font-size="12pt" fo:font-style="italic" style:font-family-asian="StarBats" style:font-style-name-asian="Regular" style:font-pitch-asian="variable" style:font-charset-asian="x-symbol" style:font-size-asian="12pt" style:font-style-asian="italic" style:font-weight-asian="normal" style:font-family-complex="StarBats" style:font-style-name-complex="Regular" style:font-pitch-complex="variable" style:font-charset-complex="x-symbol" style:font-size-complex="12pt" style:font-style-complex="italic"/>
    </style:style>
    <style:style style:name="T54" style:family="text">
      <style:text-properties fo:color="#000000" style:text-position="super 58%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5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56" style:family="text">
      <style:text-properties style:text-position="0% 100%" fo:font-family="'Trebuchet MS'" style:font-family-generic="swiss" style:font-pitch="variable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57" style:family="text">
      <style:text-properties style:text-position="0% 100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58" style:family="text">
      <style:text-properties style:text-position="sub 58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59" style:family="text">
      <style:text-properties style:text-position="super 58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60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61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2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3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4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5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6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7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8" style:family="text">
      <style:text-properties fo:color="#ff0000" style:text-position="0% 100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69" style:family="text">
      <style:text-properties fo:color="#ff0000" style:text-position="sub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70" style:family="text">
      <style:text-properties fo:color="#ff0000" style:text-position="super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71" style:family="text">
      <style:text-properties fo:color="#ff0000" style:text-position="super 58%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72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73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74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75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76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77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8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9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80" style:family="text">
      <style:text-properties style:text-position="super 58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81" style:family="text">
      <style:text-properties style:text-position="0% 100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82" style:family="text">
      <style:text-properties style:text-position="0% 100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83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84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85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86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87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88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89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90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91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92" style:family="text">
      <style:text-properties fo:color="#00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7" draw:id="id17" draw:layer="layout" svg:width="9.017cm" svg:height="15.748cm" svg:x="0.762cm" svg:y="6.858cm">
          <text:p/>
        </draw:rect>
        <draw:rect draw:style-name="gr1" draw:text-style-name="P1" xml:id="id19" draw:id="id19" draw:layer="layout" svg:width="9.017cm" svg:height="15.748cm" svg:x="11.563cm" svg:y="6.858cm">
          <text:p/>
        </draw:rect>
        <draw:frame draw:style-name="gr2" draw:text-style-name="P3" xml:id="id15" draw:id="id15" draw:layer="layout" svg:width="8.255cm" svg:height="2.286cm" svg:x="1.143cm" svg:y="0.889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</text:span><text:span text:style-name="T6">, p</text:span><text:span text:style-name="T5">0</text:span><text:span text:style-name="T3">n</text:span><text:span text:style-name="T6">, </text:span><text:span text:style-name="T9">w</text:span><text:span text:style-name="T10">0</text:span><text:span text:style-name="T11">n-</text:span><text:span text:style-name="T12">½</text:span></text:p>
          </draw:text-box>
        </draw:frame>
        <draw:frame draw:style-name="gr3" draw:text-style-name="P3" xml:id="id14" draw:id="id14" draw:layer="layout" svg:width="8.255cm" svg:height="2.286cm" svg:x="1.143cm" svg:y="10.414cm">
          <draw:text-box>
            <text:p text:style-name="P2"><text:span text:style-name="T1">Step 3. </text:span><text:span text:style-name="T13">Construct U</text:span><text:span text:style-name="T14">ADV</text:span><text:span text:style-name="T15">,</text:span><text:span text:style-name="T16"></text:span></text:p>
            <text:p text:style-name="P2"><text:span text:style-name="T17">ρ</text:span><text:span text:style-name="T18">(1)</text:span><text:span text:style-name="T19">, (</text:span><text:span text:style-name="T17">ρh)</text:span><text:span text:style-name="T18">(1)</text:span><text:span text:style-name="T17">, (ρX</text:span><text:span text:style-name="T20">k</text:span><text:span text:style-name="T21">)</text:span><text:span text:style-name="T18">(1)</text:span><text:span text:style-name="T17">, T</text:span><text:span text:style-name="T18">(1)</text:span><text:span text:style-name="T22">, Ũ</text:span><text:span text:style-name="T23">n</text:span></text:p>
            <text:p text:style-name="P2"><text:span text:style-name="T21">ρ</text:span><text:span text:style-name="T20">0</text:span><text:span text:style-name="T18">n</text:span><text:span text:style-name="T21">, p</text:span><text:span text:style-name="T20">0</text:span><text:span text:style-name="T18">n</text:span><text:span text:style-name="T21">, </text:span><text:span text:style-name="T9">w</text:span><text:span text:style-name="T10">0</text:span><text:span text:style-name="T11">n+</text:span><text:span text:style-name="T12">½,</text:span><text:span text:style-name="T24"></text:span></text:p>
          </draw:text-box>
        </draw:frame>
        <draw:frame draw:style-name="gr3" draw:text-style-name="P3" xml:id="id12" draw:id="id12" draw:layer="layout" svg:width="8.255cm" svg:height="2.286cm" svg:x="1.143cm" svg:y="4.064cm">
          <draw:text-box>
            <text:p text:style-name="P2"><text:span text:style-name="T1">Step 1. </text:span><text:span text:style-name="T13">React for </text:span><text:span text:style-name="T25">Δ</text:span><text:span text:style-name="T13">t/2</text:span></text:p>
            <text:p text:style-name="P2"><text:span text:style-name="T26">ρ</text:span><text:span text:style-name="T27">(1)</text:span><text:span text:style-name="T4">, </text:span><text:span text:style-name="T28">(</text:span><text:span text:style-name="T26">ρh)</text:span><text:span text:style-name="T27">(1)</text:span><text:span text:style-name="T2">, </text:span><text:span text:style-name="T26">(ρX</text:span><text:span text:style-name="T29">k</text:span><text:span text:style-name="T30">)</text:span><text:span text:style-name="T27">(1)</text:span><text:span text:style-name="T2">, </text:span><text:span text:style-name="T26">T</text:span><text:span text:style-name="T27">(1)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</text:span><text:span text:style-name="T6">, p</text:span><text:span text:style-name="T5">0</text:span><text:span text:style-name="T3">n</text:span><text:span text:style-name="T6">, </text:span><text:span text:style-name="T9">w</text:span><text:span text:style-name="T10">0</text:span><text:span text:style-name="T11">n-</text:span><text:span text:style-name="T12">½</text:span></text:p>
          </draw:text-box>
        </draw:frame>
        <draw:frame draw:style-name="gr4" draw:text-style-name="P3" xml:id="id3" draw:id="id3" draw:layer="layout" svg:width="8.255cm" svg:height="2.286cm" svg:x="1.143cm" svg:y="13.592cm">
          <draw:text-box>
            <text:p text:style-name="P2"><text:span text:style-name="T1">Step 4. </text:span><text:span text:style-name="T13">Advect for </text:span><text:span text:style-name="T25">Δ</text:span><text:span text:style-name="T13">t</text:span></text:p>
            <text:p text:style-name="P2"><text:span text:style-name="T26">ρ</text:span><text:span text:style-name="T27">(2,</text:span><text:span text:style-name="T31"></text:span><text:span text:style-name="T27">)</text:span><text:span text:style-name="T4">, </text:span><text:span text:style-name="T28">(</text:span><text:span text:style-name="T26">ρh)</text:span><text:span text:style-name="T27">(2,</text:span><text:span text:style-name="T31"></text:span><text:span text:style-name="T27">)</text:span><text:span text:style-name="T2">, </text:span><text:span text:style-name="T26">(ρX</text:span><text:span text:style-name="T29">k</text:span><text:span text:style-name="T30">)</text:span><text:span text:style-name="T27">(2,</text:span><text:span text:style-name="T31"></text:span><text:span text:style-name="T27">)</text:span><text:span text:style-name="T2">, </text:span><text:span text:style-name="T26">T</text:span><text:span text:style-name="T27">(2,</text:span><text:span text:style-name="T31"></text:span><text:span text:style-name="T27">)</text:span><text:span text:style-name="T7">, Ũ</text:span><text:span text:style-name="T8">n</text:span></text:p>
            <text:p text:style-name="P2"><text:span text:style-name="T30">ρ</text:span><text:span text:style-name="T29">0</text:span><text:span text:style-name="T27">n+1,</text:span><text:span text:style-name="T31"></text:span><text:span text:style-name="T6">, </text:span><text:span text:style-name="T30">p</text:span><text:span text:style-name="T29">0</text:span><text:span text:style-name="T27">n+1,</text:span><text:span text:style-name="T31"></text:span><text:span text:style-name="T22">, </text:span><text:span text:style-name="T32">w</text:span><text:span text:style-name="T33">0</text:span><text:span text:style-name="T34">n+</text:span><text:span text:style-name="T35">½,</text:span><text:span text:style-name="T36"></text:span></text:p>
          </draw:text-box>
        </draw:frame>
        <draw:frame draw:style-name="gr5" draw:text-style-name="P3" xml:id="id4" draw:id="id4" draw:layer="layout" svg:width="8.255cm" svg:height="2.286cm" svg:x="1.143cm" svg:y="16.768cm">
          <draw:text-box>
            <text:p text:style-name="P2"><text:span text:style-name="T37">Step 4a. </text:span><text:span text:style-name="T38">Diffuse for </text:span><text:span text:style-name="T39">Δ</text:span><text:span text:style-name="T38">t</text:span></text:p>
            <text:p text:style-name="P2"><text:span text:style-name="T40">ρ</text:span><text:span text:style-name="T41">(2,</text:span><text:span text:style-name="T42"></text:span><text:span text:style-name="T41">)</text:span><text:span text:style-name="T43">, </text:span><text:span text:style-name="T44">(</text:span><text:span text:style-name="T45">ρh)</text:span><text:span text:style-name="T46">(2,</text:span><text:span text:style-name="T47"></text:span><text:span text:style-name="T46">)</text:span><text:span text:style-name="T40">, (ρX</text:span><text:span text:style-name="T48">k</text:span><text:span text:style-name="T49">)</text:span><text:span text:style-name="T41">(2,</text:span><text:span text:style-name="T42"></text:span><text:span text:style-name="T41">)</text:span><text:span text:style-name="T40">, </text:span><text:span text:style-name="T45">T</text:span><text:span text:style-name="T46">(2,</text:span><text:span text:style-name="T47"></text:span><text:span text:style-name="T46">)</text:span><text:span text:style-name="T49">, Ũ</text:span><text:span text:style-name="T41">n</text:span></text:p>
            <text:p text:style-name="P2"><text:span text:style-name="T49">ρ</text:span><text:span text:style-name="T48">0</text:span><text:span text:style-name="T41">n+1,</text:span><text:span text:style-name="T42"></text:span><text:span text:style-name="T49">, p</text:span><text:span text:style-name="T48">0</text:span><text:span text:style-name="T41">n+1,</text:span><text:span text:style-name="T42"></text:span><text:span text:style-name="T50">, </text:span><text:span text:style-name="T51">w</text:span><text:span text:style-name="T52">0</text:span><text:span text:style-name="T53">n+</text:span><text:span text:style-name="T54">½,</text:span><text:span text:style-name="T42"></text:span></text:p>
          </draw:text-box>
        </draw:frame>
        <draw:frame draw:style-name="gr4" draw:text-style-name="P3" xml:id="id2" draw:id="id2" draw:layer="layout" svg:width="8.255cm" svg:height="2.286cm" svg:x="11.938cm" svg:y="7.239cm">
          <draw:text-box>
            <text:p text:style-name="P2"><text:span text:style-name="T1">Step 6. </text:span><text:span text:style-name="T13">Compute S</text:span><text:span text:style-name="T14">n+</text:span><text:span text:style-name="T55">½,</text:span><text:span text:style-name="T16"></text:span><text:span text:style-name="T56">, </text:span><text:span text:style-name="T57">w</text:span><text:span text:style-name="T58">0</text:span><text:span text:style-name="T59">n+</text:span><text:span text:style-name="T60">½</text:span></text:p>
            <text:p text:style-name="P2"><text:span text:style-name="T61">ρ</text:span><text:span text:style-name="T62">(1)</text:span><text:span text:style-name="T63">,</text:span><text:span text:style-name="T64"> (</text:span><text:span text:style-name="T61">ρh)</text:span><text:span text:style-name="T62">(1)</text:span><text:span text:style-name="T65">,</text:span><text:span text:style-name="T61"> (ρX</text:span><text:span text:style-name="T66">k</text:span><text:span text:style-name="T67">)</text:span><text:span text:style-name="T62">(1)</text:span><text:span text:style-name="T65">,</text:span><text:span text:style-name="T61"> T</text:span><text:span text:style-name="T62">(1)</text:span><text:span text:style-name="T22">, Ũ</text:span><text:span text:style-name="T23">n</text:span></text:p>
            <text:p text:style-name="P2"><text:span text:style-name="T67">ρ</text:span><text:span text:style-name="T66">0</text:span><text:span text:style-name="T62">n</text:span><text:span text:style-name="T22">,</text:span><text:span text:style-name="T67"> p</text:span><text:span text:style-name="T66">0</text:span><text:span text:style-name="T62">n</text:span><text:span text:style-name="T22">, </text:span><text:span text:style-name="T68">w</text:span><text:span text:style-name="T69">0</text:span><text:span text:style-name="T70">n+</text:span><text:span text:style-name="T71">½</text:span></text:p>
          </draw:text-box>
        </draw:frame>
        <draw:frame draw:style-name="gr4" draw:text-style-name="P3" xml:id="id5" draw:id="id5" draw:layer="layout" svg:width="8.255cm" svg:height="2.286cm" svg:x="11.938cm" svg:y="10.415cm">
          <draw:text-box>
            <text:p text:style-name="P2"><text:span text:style-name="T1">Step 7. </text:span><text:span text:style-name="T13">Construct U</text:span><text:span text:style-name="T14">ADV</text:span></text:p>
            <text:p text:style-name="P2"><text:span text:style-name="T17">ρ</text:span><text:span text:style-name="T18">(1)</text:span><text:span text:style-name="T19">, (</text:span><text:span text:style-name="T17">ρh)</text:span><text:span text:style-name="T18">(1)</text:span><text:span text:style-name="T17">, (ρX</text:span><text:span text:style-name="T20">k</text:span><text:span text:style-name="T21">)</text:span><text:span text:style-name="T18">(1)</text:span><text:span text:style-name="T17">, T</text:span><text:span text:style-name="T18">(1)</text:span><text:span text:style-name="T22">, Ũ</text:span><text:span text:style-name="T23">n</text:span></text:p>
            <text:p text:style-name="P2"><text:span text:style-name="T21">ρ</text:span><text:span text:style-name="T20">0</text:span><text:span text:style-name="T18">n</text:span><text:span text:style-name="T21">, p</text:span><text:span text:style-name="T20">0</text:span><text:span text:style-name="T18">n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xml:id="id6" draw:id="id6" draw:layer="layout" svg:width="8.255cm" svg:height="2.286cm" svg:x="11.938cm" svg:y="13.591cm">
          <draw:text-box>
            <text:p text:style-name="P2"><text:span text:style-name="T1">Step 8. </text:span><text:span text:style-name="T13">Advect for </text:span><text:span text:style-name="T25">Δ</text:span><text:span text:style-name="T13">t</text:span></text:p>
            <text:p text:style-name="P2"><text:span text:style-name="T72">ρ</text:span><text:span text:style-name="T73">(2)</text:span><text:span text:style-name="T63">,</text:span><text:span text:style-name="T74"> (</text:span><text:span text:style-name="T72">ρh)</text:span><text:span text:style-name="T73">(2)</text:span><text:span text:style-name="T65">,</text:span><text:span text:style-name="T72"> (ρX</text:span><text:span text:style-name="T75">k</text:span><text:span text:style-name="T76">)</text:span><text:span text:style-name="T73">(2)</text:span><text:span text:style-name="T65">,</text:span><text:span text:style-name="T72"> T</text:span><text:span text:style-name="T73">(2)</text:span><text:span text:style-name="T22">, Ũ</text:span><text:span text:style-name="T23">n</text:span></text:p>
            <text:p text:style-name="P2"><text:span text:style-name="T76">ρ</text:span><text:span text:style-name="T75">0</text:span><text:span text:style-name="T73">n+1</text:span><text:span text:style-name="T22">,</text:span><text:span text:style-name="T76"> p</text:span><text:span text:style-name="T75">0</text:span><text:span text:style-name="T7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xml:id="id8" draw:id="id8" draw:layer="layout" svg:width="8.255cm" svg:height="2.286cm" svg:x="11.938cm" svg:y="19.939cm">
          <draw:text-box>
            <text:p text:style-name="P2"><text:span text:style-name="T1">Step 9. </text:span><text:span text:style-name="T13">React for </text:span><text:span text:style-name="T25">Δ</text:span><text:span text:style-name="T13">t/2</text:span></text:p>
            <text:p text:style-name="P2"><text:span text:style-name="T26">ρ</text:span><text:span text:style-name="T27">n+1</text:span><text:span text:style-name="T77">,</text:span><text:span text:style-name="T28"> (</text:span><text:span text:style-name="T26">ρh)</text:span><text:span text:style-name="T27">n+1</text:span><text:span text:style-name="T78">,</text:span><text:span text:style-name="T26"> (ρX</text:span><text:span text:style-name="T29">k</text:span><text:span text:style-name="T30">)</text:span><text:span text:style-name="T27">n+1</text:span><text:span text:style-name="T78">,</text:span><text:span text:style-name="T26"> T</text:span><text:span text:style-name="T27">n+1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xml:id="id9" draw:id="id9" draw:layer="layout" svg:width="8.255cm" svg:height="2.286cm" svg:x="11.938cm" svg:y="23.115cm">
          <draw:text-box>
            <text:p text:style-name="P2"><text:span text:style-name="T1">Step 10. </text:span><text:span text:style-name="T13">Define S</text:span><text:span text:style-name="T14">n+1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xml:id="id10" draw:id="id10" draw:layer="layout" svg:width="8.255cm" svg:height="2.286cm" svg:x="11.938cm" svg:y="26.29cm">
          <draw:text-box>
            <text:p text:style-name="P2"><text:span text:style-name="T1">Step 11. </text:span><text:span text:style-name="T13">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</text:span><text:span text:style-name="T30">Ũ</text:span><text:span text:style-name="T27">n+1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xml:id="id11" draw:id="id11" draw:layer="layout" svg:width="8.255cm" svg:height="2.286cm" svg:x="11.938cm" svg:y="29.466cm">
          <draw:text-box>
            <text:p text:style-name="P2"><text:span text:style-name="T1">Step 12. </text:span><text:span text:style-name="T13">Compute new </text:span><text:span text:style-name="T25">Δ</text:span><text:span text:style-name="T13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+1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connector draw:style-name="gr6" draw:text-style-name="P1" draw:layer="layout" svg:x1="9.398cm" svg:y1="21.082cm" svg:x2="11.938cm" svg:y2="8.382cm" draw:start-shape="id1" draw:end-shape="id2" draw:end-glue-point="3" svg:d="m9398 21082h1270v-12700h1270">
          <text:p/>
        </draw:connector>
        <draw:connector draw:style-name="gr6" draw:text-style-name="P1" draw:layer="layout" svg:x1="5.27cm" svg:y1="15.878cm" svg:x2="5.27cm" svg:y2="16.768cm" draw:start-shape="id3" draw:start-glue-point="2" draw:end-shape="id4" draw:end-glue-point="0" svg:d="m5270 15878v890">
          <text:p/>
        </draw:connector>
        <draw:connector draw:style-name="gr6" draw:text-style-name="P1" draw:layer="layout" svg:x1="16.065cm" svg:y1="9.525cm" svg:x2="16.065cm" svg:y2="10.415cm" draw:start-shape="id2" draw:start-glue-point="2" draw:end-shape="id5" draw:end-glue-point="0" svg:d="m16065 9525v890">
          <text:p/>
        </draw:connector>
        <draw:connector draw:style-name="gr6" draw:text-style-name="P1" draw:layer="layout" svg:x1="16.065cm" svg:y1="15.877cm" svg:x2="16.065cm" svg:y2="16.764cm" draw:start-shape="id6" draw:start-glue-point="2" draw:end-shape="id7" svg:d="m16065 15877v887">
          <text:p/>
        </draw:connector>
        <draw:connector draw:style-name="gr6" draw:text-style-name="P1" draw:layer="layout" svg:x1="16.065cm" svg:y1="22.225cm" svg:x2="16.065cm" svg:y2="23.115cm" draw:start-shape="id8" draw:start-glue-point="2" draw:end-shape="id9" draw:end-glue-point="0" svg:d="m16065 22225v890">
          <text:p/>
        </draw:connector>
        <draw:connector draw:style-name="gr6" draw:text-style-name="P1" draw:layer="layout" svg:x1="16.065cm" svg:y1="25.401cm" svg:x2="16.065cm" svg:y2="26.29cm" draw:start-shape="id9" draw:start-glue-point="2" draw:end-shape="id10" draw:end-glue-point="0" svg:d="m16065 25401v889">
          <text:p/>
        </draw:connector>
        <draw:connector draw:style-name="gr6" draw:text-style-name="P1" draw:layer="layout" svg:x1="16.065cm" svg:y1="28.576cm" svg:x2="16.065cm" svg:y2="29.466cm" draw:start-shape="id10" draw:start-glue-point="2" draw:end-shape="id11" draw:end-glue-point="0" svg:d="m16065 28576v890">
          <text:p/>
        </draw:connector>
        <draw:frame draw:style-name="gr4" draw:text-style-name="P3" xml:id="id13" draw:id="id13" draw:layer="layout" svg:width="8.255cm" svg:height="2.286cm" svg:x="1.143cm" svg:y="7.239cm">
          <draw:text-box>
            <text:p text:style-name="P2"><text:span text:style-name="T1">Step 2. </text:span><text:span text:style-name="T13">Compute S</text:span><text:span text:style-name="T15">n+</text:span><text:span text:style-name="T79">½</text:span><text:span text:style-name="T15">,</text:span><text:span text:style-name="T80"></text:span><text:span text:style-name="T16"></text:span><text:span text:style-name="T81">, </text:span><text:span text:style-name="T82">w</text:span><text:span text:style-name="T83">0</text:span><text:span text:style-name="T84">n+</text:span><text:span text:style-name="T60">½</text:span><text:span text:style-name="T84">,</text:span><text:span text:style-name="T16"></text:span></text:p>
            <text:p text:style-name="P2"><text:span text:style-name="T17">ρ</text:span><text:span text:style-name="T18">(1)</text:span><text:span text:style-name="T19">, (</text:span><text:span text:style-name="T17">ρh)</text:span><text:span text:style-name="T18">(1)</text:span><text:span text:style-name="T17">, (ρX</text:span><text:span text:style-name="T20">k</text:span><text:span text:style-name="T21">)</text:span><text:span text:style-name="T18">(1)</text:span><text:span text:style-name="T17">, T</text:span><text:span text:style-name="T18">(1)</text:span><text:span text:style-name="T22">, Ũ</text:span><text:span text:style-name="T23">n</text:span></text:p>
            <text:p text:style-name="P2"><text:span text:style-name="T21">ρ</text:span><text:span text:style-name="T20">0</text:span><text:span text:style-name="T18">n</text:span><text:span text:style-name="T21">, p</text:span><text:span text:style-name="T20">0</text:span><text:span text:style-name="T18">n</text:span><text:span text:style-name="T21">, </text:span><text:span text:style-name="T68">w</text:span><text:span text:style-name="T69">0</text:span><text:span text:style-name="T70">n+</text:span><text:span text:style-name="T71">½,</text:span><text:span text:style-name="T31"></text:span></text:p>
          </draw:text-box>
        </draw:frame>
        <draw:connector draw:style-name="gr6" draw:text-style-name="P1" draw:layer="layout" svg:x1="5.27cm" svg:y1="6.35cm" svg:x2="5.27cm" svg:y2="7.239cm" draw:start-shape="id12" draw:start-glue-point="2" draw:end-shape="id13" draw:end-glue-point="0" svg:d="m5270 6350v889">
          <text:p/>
        </draw:connector>
        <draw:connector draw:style-name="gr6" draw:text-style-name="P1" draw:layer="layout" svg:x1="5.27cm" svg:y1="9.525cm" svg:x2="5.27cm" svg:y2="10.414cm" draw:start-shape="id13" draw:start-glue-point="2" draw:end-shape="id14" draw:end-glue-point="0" svg:d="m5270 9525v889">
          <text:p/>
        </draw:connector>
        <draw:connector draw:style-name="gr6" draw:text-style-name="P1" draw:layer="layout" svg:x1="5.27cm" svg:y1="12.7cm" svg:x2="5.27cm" svg:y2="13.592cm" draw:start-shape="id14" draw:start-glue-point="2" draw:end-shape="id3" svg:d="m5270 12700v892">
          <text:p/>
        </draw:connector>
        <draw:connector draw:style-name="gr6" draw:text-style-name="P1" draw:layer="layout" svg:x1="5.27cm" svg:y1="3.175cm" svg:x2="5.27cm" svg:y2="4.064cm" draw:start-shape="id15" draw:start-glue-point="2" draw:end-shape="id12" draw:end-glue-point="0" svg:d="m5270 3175v889">
          <text:p/>
        </draw:connector>
        <draw:connector draw:style-name="gr6" draw:text-style-name="P1" draw:layer="layout" svg:x1="16.065cm" svg:y1="12.701cm" svg:x2="16.065cm" svg:y2="13.591cm" draw:start-shape="id5" draw:start-glue-point="2" draw:end-shape="id6" draw:end-glue-point="0" svg:d="m16065 12701v890">
          <text:p/>
        </draw:connector>
        <draw:frame draw:style-name="gr7" draw:text-style-name="P5" xml:id="id16" draw:id="id16" draw:layer="layout" svg:width="3.175cm" svg:height="1.52cm" svg:x="2.118cm" svg:y="23.974cm">
          <draw:text-box>
            <text:p text:style-name="P4"><text:span text:style-name="T85">predictor</text:span></text:p>
          </draw:text-box>
        </draw:frame>
        <draw:connector draw:style-name="gr8" draw:text-style-name="P1" draw:layer="layout" draw:type="curve" svg:x1="3.705cm" svg:y1="23.974cm" svg:x2="5.27cm" svg:y2="22.606cm" draw:start-shape="id16" draw:start-glue-point="0" draw:end-shape="id17" draw:end-glue-point="2" svg:d="m3705 23974c0-1006 1565-323 1565-1368">
          <text:p/>
        </draw:connector>
        <draw:frame draw:style-name="gr9" draw:text-style-name="P5" xml:id="id18" draw:id="id18" draw:layer="layout" svg:width="3.175cm" svg:height="0.889cm" svg:x="13.208cm" svg:y="4.699cm">
          <draw:text-box>
            <text:p text:style-name="P4"><text:span text:style-name="T85">corrector</text:span></text:p>
          </draw:text-box>
        </draw:frame>
        <draw:connector draw:style-name="gr8" draw:text-style-name="P1" draw:layer="layout" draw:type="curve" svg:x1="14.795cm" svg:y1="5.588cm" svg:x2="16.071cm" svg:y2="6.858cm" draw:start-shape="id18" draw:start-glue-point="2" draw:end-shape="id19" draw:end-glue-point="0" svg:d="m14795 5588c0 933 1276 298 1276 1270">
          <text:p/>
        </draw:connector>
        <draw:frame draw:style-name="gr4" draw:text-style-name="P3" xml:id="id1" draw:id="id1" draw:layer="layout" svg:width="8.255cm" svg:height="2.286cm" svg:x="1.143cm" svg:y="19.939cm">
          <draw:text-box>
            <text:p text:style-name="P2"><text:span text:style-name="T1">Step 5. </text:span><text:span text:style-name="T13">React for </text:span><text:span text:style-name="T25">Δ</text:span><text:span text:style-name="T13">t/2</text:span></text:p>
            <text:p text:style-name="P2"><text:span text:style-name="T26">ρ</text:span><text:span text:style-name="T27">n+1,</text:span><text:span text:style-name="T31"></text:span><text:span text:style-name="T4">, </text:span><text:span text:style-name="T28">(</text:span><text:span text:style-name="T26">ρh)</text:span><text:span text:style-name="T27">n+1,</text:span><text:span text:style-name="T31"></text:span><text:span text:style-name="T2">, </text:span><text:span text:style-name="T26">(ρX</text:span><text:span text:style-name="T29">k</text:span><text:span text:style-name="T30">)</text:span><text:span text:style-name="T27">n+1,</text:span><text:span text:style-name="T31"></text:span><text:span text:style-name="T2">, </text:span><text:span text:style-name="T26">T</text:span><text:span text:style-name="T27">n+1,</text:span><text:span text:style-name="T31"></text:span><text:span text:style-name="T22">, Ũ</text:span><text:span text:style-name="T23">n</text:span></text:p>
            <text:p text:style-name="P2"><text:span text:style-name="T6">ρ</text:span><text:span text:style-name="T5">0</text:span><text:span text:style-name="T3">n+1,</text:span><text:span text:style-name="T24"></text:span><text:span text:style-name="T6">, p</text:span><text:span text:style-name="T5">0</text:span><text:span text:style-name="T3">n+1,</text:span><text:span text:style-name="T24"></text:span><text:span text:style-name="T21">, </text:span><text:span text:style-name="T9">w</text:span><text:span text:style-name="T10">0</text:span><text:span text:style-name="T11">n+</text:span><text:span text:style-name="T12">½,</text:span><text:span text:style-name="T24"></text:span></text:p>
          </draw:text-box>
        </draw:frame>
        <draw:connector draw:style-name="gr6" draw:text-style-name="P1" draw:layer="layout" svg:x1="5.27cm" svg:y1="19.054cm" svg:x2="5.27cm" svg:y2="19.939cm" draw:start-shape="id4" draw:start-glue-point="2" draw:end-shape="id1" draw:end-glue-point="0" svg:d="m5270 19054v885">
          <text:p/>
        </draw:connector>
        <draw:frame draw:style-name="gr10" draw:text-style-name="P3" xml:id="id7" draw:id="id7" draw:layer="layout" svg:width="8.255cm" svg:height="2.286cm" svg:x="11.938cm" svg:y="16.764cm">
          <draw:text-box>
            <text:p text:style-name="P2"><text:span text:style-name="T37">Step 8a. </text:span><text:span text:style-name="T38">Diffuse for </text:span><text:span text:style-name="T39">Δ</text:span><text:span text:style-name="T38">t</text:span></text:p>
            <text:p text:style-name="P2"><text:span text:style-name="T86">ρ</text:span><text:span text:style-name="T87">(2)</text:span><text:span text:style-name="T88">, </text:span><text:span text:style-name="T89">(</text:span><text:span text:style-name="T90">ρh)</text:span><text:span text:style-name="T91">(2)</text:span><text:span text:style-name="T86">, (ρX</text:span><text:span text:style-name="T92">k</text:span><text:span text:style-name="T50">)</text:span><text:span text:style-name="T87">(2)</text:span><text:span text:style-name="T86">, </text:span><text:span text:style-name="T90">T</text:span><text:span text:style-name="T91">(2)</text:span><text:span text:style-name="T50">, Ũ</text:span><text:span text:style-name="T87">n</text:span></text:p>
            <text:p text:style-name="P2"><text:span text:style-name="T50">ρ</text:span><text:span text:style-name="T92">0</text:span><text:span text:style-name="T87">n+1</text:span><text:span text:style-name="T50">, p</text:span><text:span text:style-name="T92">0</text:span><text:span text:style-name="T87">n+1</text:span><text:span text:style-name="T50">, </text:span><text:span text:style-name="T51">w</text:span><text:span text:style-name="T52">0</text:span><text:span text:style-name="T53">n+</text:span><text:span text:style-name="T54">½</text:span></text:p>
          </draw:text-box>
        </draw:frame>
        <draw:connector draw:style-name="gr6" draw:text-style-name="P1" draw:layer="layout" svg:x1="16.065cm" svg:y1="19.05cm" svg:x2="16.065cm" svg:y2="19.939cm" draw:start-shape="id7" draw:start-glue-point="2" draw:end-shape="id8" draw:end-glue-point="0" svg:d="m16065 19050v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me" draw:style="rect" draw:dots1="1" draw:dots1-length="0.203cm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Michael Zingale</meta:initial-creator>
    <meta:creation-date>2009-09-08T18:45:22</meta:creation-date>
    <dc:date>2012-01-21T19:14:48</dc:date>
    <meta:printed-by>Michael Zingale</meta:printed-by>
    <meta:print-date>2009-09-08T21:03:31</meta:print-date>
    <dc:language>en-US</dc:language>
    <meta:editing-cycles>24</meta:editing-cycles>
    <meta:editing-duration>PT2H44M48S</meta:editing-duration>
    <dc:creator>Michael Zingale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